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6a4db"/>
    </style:style>
    <style:style style:name="P3" style:family="paragraph" style:parent-style-name="Preformatted_20_Text">
      <style:text-properties officeooo:rsid="001bd92a" officeooo:paragraph-rsid="00286772"/>
    </style:style>
    <style:style style:name="P4" style:family="paragraph" style:parent-style-name="Preformatted_20_Text">
      <style:text-properties officeooo:rsid="001bd92a" officeooo:paragraph-rsid="002fb0ba"/>
    </style:style>
    <style:style style:name="P5" style:family="paragraph" style:parent-style-name="Preformatted_20_Text">
      <style:text-properties officeooo:rsid="001bd92a" officeooo:paragraph-rsid="002e1a2c"/>
    </style:style>
    <style:style style:name="P6" style:family="paragraph" style:parent-style-name="Preformatted_20_Text">
      <style:text-properties officeooo:rsid="001bd92a" officeooo:paragraph-rsid="0039a42c"/>
    </style:style>
    <style:style style:name="P7" style:family="paragraph" style:parent-style-name="Preformatted_20_Text">
      <style:text-properties officeooo:rsid="0025704b" officeooo:paragraph-rsid="0025704b"/>
    </style:style>
    <style:style style:name="P8" style:family="paragraph" style:parent-style-name="Preformatted_20_Text">
      <style:text-properties officeooo:rsid="0026a4db" officeooo:paragraph-rsid="0026a4db"/>
    </style:style>
    <style:style style:name="P9" style:family="paragraph" style:parent-style-name="Preformatted_20_Text">
      <style:text-properties officeooo:rsid="0026a4db" officeooo:paragraph-rsid="0037a172"/>
    </style:style>
    <style:style style:name="P10" style:family="paragraph" style:parent-style-name="Preformatted_20_Text">
      <style:text-properties officeooo:rsid="0026a4db" officeooo:paragraph-rsid="0038e01e"/>
    </style:style>
    <style:style style:name="P11" style:family="paragraph" style:parent-style-name="Preformatted_20_Text">
      <style:text-properties officeooo:rsid="0034a587" officeooo:paragraph-rsid="0034a587"/>
    </style:style>
    <style:style style:name="P12" style:family="paragraph" style:parent-style-name="Preformatted_20_Text">
      <style:text-properties officeooo:rsid="002e1a2c" officeooo:paragraph-rsid="002e1a2c"/>
    </style:style>
    <style:style style:name="P13" style:family="paragraph" style:parent-style-name="Preformatted_20_Text">
      <style:text-properties officeooo:rsid="0037a172" officeooo:paragraph-rsid="0037a172"/>
    </style:style>
    <style:style style:name="P14" style:family="paragraph" style:parent-style-name="Preformatted_20_Text">
      <style:text-properties officeooo:paragraph-rsid="0037a172"/>
    </style:style>
    <style:style style:name="P15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16" style:family="paragraph" style:parent-style-name="Subtitle">
      <style:text-properties officeooo:rsid="001bd92a" officeooo:paragraph-rsid="001bd92a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style:writing-mode="lr-tb"/>
    </style:style>
    <style:style style:name="P20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a267"/>
    </style:style>
    <style:style style:name="T3" style:family="text">
      <style:text-properties officeooo:rsid="00216317"/>
    </style:style>
    <style:style style:name="T4" style:family="text">
      <style:text-properties officeooo:rsid="0026a4db"/>
    </style:style>
    <style:style style:name="T5" style:family="text">
      <style:text-properties officeooo:rsid="0022f7a9"/>
    </style:style>
    <style:style style:name="T6" style:family="text">
      <style:text-properties officeooo:rsid="002a0009"/>
    </style:style>
    <style:style style:name="T7" style:family="text">
      <style:text-properties officeooo:rsid="002af04c"/>
    </style:style>
    <style:style style:name="T8" style:family="text">
      <style:text-properties officeooo:rsid="00335d9c"/>
    </style:style>
    <style:style style:name="T9" style:family="text">
      <style:text-properties officeooo:rsid="0034a587"/>
    </style:style>
    <style:style style:name="T10" style:family="text">
      <style:text-properties officeooo:rsid="0035717e"/>
    </style:style>
    <style:style style:name="T11" style:family="text">
      <style:text-properties officeooo:rsid="0036623f"/>
    </style:style>
    <style:style style:name="T12" style:family="text">
      <style:text-properties officeooo:rsid="0037a172"/>
    </style:style>
    <style:style style:name="T13" style:family="text">
      <style:text-properties officeooo:rsid="0038e01e"/>
    </style:style>
    <style:style style:name="T14" style:family="text">
      <style:text-properties officeooo:rsid="0039a42c"/>
    </style:style>
    <style:style style:name="T15" style:family="text">
      <style:text-properties officeooo:rsid="003ae99d"/>
    </style:style>
    <style:style style:name="T16" style:family="text">
      <style:text-properties officeooo:rsid="003c1553"/>
    </style:style>
    <style:style style:name="T17" style:family="text">
      <style:text-properties officeooo:rsid="003e20d7"/>
    </style:style>
    <style:style style:name="T18" style:family="text">
      <style:text-properties style:font-name="Liberation Mono" fo:font-size="10pt" officeooo:rsid="003e20d7" style:font-name-asian="Nimbus Mono L" style:font-size-asian="10pt" style:font-name-complex="Liberation Mono" style:font-size-complex="10pt"/>
    </style:style>
    <style:style style:name="T19" style:family="text">
      <style:text-properties officeooo:rsid="003f25bb"/>
    </style:style>
    <style:style style:name="gr1" style:family="graphic">
      <style:graphic-properties draw:textarea-horizontal-align="justify" draw:textarea-vertical-align="top" draw:auto-grow-height="false" fo:min-height="1.429cm" fo:min-width="7.6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top" draw:auto-grow-height="false" fo:min-height="1.378cm" fo:min-width="7.6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top" draw:auto-grow-height="false" fo:min-height="1.254cm" fo:min-width="7.6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737cm" fo:min-width="7.6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64cm" fo:min-width="7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974cm" fo:min-width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64cm" fo:min-width="7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Разработка <text:span text:style-name="T3">пользовательского </text:span>Web-интерфейс<text:span text:style-name="T3">а</text:span></text:p>
      <text:p text:style-name="P15">(с) Сергей Синица 20<text:span text:style-name="T16">2</text:span><text:span text:style-name="T19">3</text:span></text:p>
      <text:p text:style-name="P1"/>
      <text:p text:style-name="Subtitle">ЗАДАНИЕ <text:span text:style-name="T9">3</text:span></text:p>
      <text:p text:style-name="P11">Сверстать страницу из предыдущего задания адаптивно, Mobile First, с применением Flex Box и Media Query.</text:p>
      <text:p text:style-name="P11"/>
      <text:p text:style-name="P11">1. На смартфонах <text:span text:style-name="T10">в портретном режиме </text:span>ссылки в главном меню выводятся вертикальным списком. <text:span text:style-name="T11">Шапка, навигация, контент и футер занимают 100% ширины экрана:</text:span></text:p>
      <text:p text:style-name="P1"/>
      <text:p text:style-name="P1"><draw:custom-shape text:anchor-type="paragraph" draw:z-index="0" draw:name="Фигура1" draw:style-name="gr10" draw:text-style-name="P19" svg:width="7.7cm" svg:height="1.641cm" svg:x="5.232cm" svg:y="0.155cm"><text:p text:style-name="P19"><text:s text:c="37"/>Название сайта</text:p><draw:enhanced-geometry svg:viewBox="0 0 21600 21600" draw:type="rectangle" draw:enhanced-path="M 0 0 L 21600 0 21600 21600 0 21600 0 0 Z N"/></draw:custom-shape><draw:custom-shape text:anchor-type="paragraph" draw:z-index="1" draw:name="Фигура2" draw:style-name="gr9" draw:text-style-name="P20" svg:width="1.615cm" svg:height="1.377cm" svg:x="5.417cm" svg:y="0.288cm"><text:p text:style-name="P20">Лог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frame text:anchor-type="paragraph" draw:z-index="6" draw:name="Фигура4" draw:style-name="gr4" draw:text-style-name="P18" svg:width="1.853cm" svg:height="0.53cm" svg:x="15.154cm" svg:y="0.254cm"><draw:text-box><text:p>← header</text:p></draw:text-box></draw:frame></text:p>
      <text:p text:style-name="P1"/>
      <text:p text:style-name="P1"/>
      <text:p text:style-name="P1"><draw:custom-shape text:anchor-type="paragraph" draw:z-index="3" draw:name="Фигура3" draw:style-name="gr7" draw:text-style-name="P19" svg:width="7.674cm" svg:height="1.738cm" svg:x="5.258cm" svg:y="0.379cm"><text:p text:style-name="P19"><text:s text:c="2"/>Ссылка меню 1</text:p><text:p text:style-name="P19"><text:s text:c="2"/>Ссылка 2</text:p><text:p text:style-name="P19"><text:s text:c="2"/>Ссылка 3</text:p><draw:enhanced-geometry svg:viewBox="0 0 21600 21600" draw:type="rectangle" draw:enhanced-path="M 0 0 L 21600 0 21600 21600 0 21600 0 0 Z N"/></draw:custom-shape><draw:frame text:anchor-type="paragraph" draw:z-index="7" draw:name="Фигура5" draw:style-name="gr3" draw:text-style-name="P18" svg:width="1.641cm" svg:height="0.503cm" svg:x="15.101cm" svg:y="0.931cm"><draw:text-box><text:p>← nav</text:p></draw:text-box></draw:frame></text:p>
      <text:p text:style-name="P1"/>
      <text:p text:style-name="P1"/>
      <text:p text:style-name="P1"/>
      <text:p text:style-name="P1"/>
      <text:p text:style-name="P1"><draw:custom-shape text:anchor-type="paragraph" draw:z-index="9" draw:name="Фигура3" draw:style-name="gr1" draw:text-style-name="P17" svg:width="7.674cm" svg:height="1.43cm" svg:x="5.232cm" svg:y="0.303cm"><text:p text:style-name="P17"><text:s text:c="2"/>Таблица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custom-shape text:anchor-type="paragraph" draw:z-index="4" draw:name="Фигура3" draw:style-name="gr6" draw:text-style-name="P17" svg:width="7.674cm" svg:height="1.255cm" svg:x="5.258cm" svg:y="0.337cm"><text:p text:style-name="P17"><text:s text:c="2"/>Список гиперссылок</text:p><text:p text:style-name="P17"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custom-shape text:anchor-type="paragraph" draw:z-index="5" draw:name="Фигура3" draw:style-name="gr5" draw:text-style-name="P19" svg:width="7.674cm" svg:height="1.378cm" svg:x="5.258cm" svg:y="0.173cm"><text:p text:style-name="P17"><text:s text:c="2"/>Форма</text:p><draw:enhanced-geometry svg:viewBox="0 0 21600 21600" draw:type="rectangle" draw:enhanced-path="M 0 0 L 21600 0 21600 21600 0 21600 0 0 Z N"/></draw:custom-shape></text:p>
      <text:p text:style-name="P1"><draw:custom-shape text:anchor-type="paragraph" draw:z-index="2" draw:name="Фигура1" draw:style-name="gr8" draw:text-style-name="P19" svg:width="7.647cm" svg:height="1.641cm" svg:x="5.258cm" svg:y="1.305cm"><text:p text:style-name="P19"><text:s text:c="2"/>(с) Сергей Синица</text:p><draw:enhanced-geometry svg:viewBox="0 0 21600 21600" draw:type="rectangle" draw:enhanced-path="M 0 0 L 21600 0 21600 21600 0 21600 0 0 Z N"/></draw:custom-shape></text:p>
      <text:p text:style-name="P1"><draw:frame text:anchor-type="paragraph" draw:z-index="8" draw:name="Фигура6" draw:style-name="gr2" draw:text-style-name="P18" svg:width="2.091cm" svg:height="0.689cm" svg:x="14.942cm" svg:y="1.244cm"><draw:text-box><text:p>← footer</text:p></draw:text-box></draw:frame></text:p>
      <text:p text:style-name="P1"/>
      <text:p text:style-name="P7"/>
      <text:p text:style-name="P7"/>
      <text:p text:style-name="P7"/>
      <text:p text:style-name="P12"/>
      <text:p text:style-name="P12"/>
      <text:p text:style-name="P12"/>
      <text:p text:style-name="P13">На планшетах и десктопах страница выглядит как в предыдущем задании. Использовать Flex Box и Media Query.</text:p>
      <text:p text:style-name="P13"/>
      <text:p text:style-name="P13">2. Первыми грузятся правила для мобильных телефонов. Затем, с помощью Media Query, подключаются правила для остальных размеров экрана (Mobile First). </text:p>
      <text:p text:style-name="P13"/>
      <text:p text:style-name="P14"><text:span text:style-name="T12">3. В потоке HTML </text:span><text:span text:style-name="T18">список ссылок </text:span><text:span text:style-name="T12">предшествует </text:span><text:span text:style-name="T17">таблице</text:span><text:span text:style-name="T12">. На смартфоне необходимо отобразить </text:span><text:span text:style-name="T18">таблицу</text:span><text:span text:style-name="T12"> визуально выше </text:span><text:span text:style-name="T18">списка ссылок</text:span><text:span text:style-name="T12"> (использовать Flex Box order).</text:span></text:p>
      <text:p text:style-name="P5"/>
      <text:p text:style-name="P16">СДАЧА РАБОТЫ И ОЦЕНИВАНИЕ</text:p>
      <text:p text:style-name="P1">Все задание выполняется в файл<text:span text:style-name="T4">ах</text:span> index.html <text:span text:style-name="T4">и style.css</text:span>, </text:p>
      <text:p text:style-name="P1"><text:span text:style-name="T4">страница</text:span> публикуется в интернете в виде статического веб-сайта, </text:p>
      <text:p text:style-name="P1">в Moodle на проверку отправляется ссылка на сайт. </text:p>
      <text:p text:style-name="P1"/>
      <text:p text:style-name="P1">Время выполнения задания до <text:span text:style-name="T8">4</text:span> часов, включая самостоятельную работу. </text:p>
      <text:p text:style-name="P1"/>
      <text:p text:style-name="P2">За задание выставляется <text:span text:style-name="T1">до 40 баллов</text:span>:</text:p>
      <text:p text:style-name="P8">-<text:span text:style-name="T12">10</text:span> баллов <text:span text:style-name="T12">адаптивная страница и меню (п.1)</text:span>,</text:p>
      <text:p text:style-name="P9">-<text:span text:style-name="T12">10</text:span> баллов <text:span text:style-name="T12">соблюдение принципа Mobile First (п.2)</text:span>,</text:p>
      <text:p text:style-name="P10">-<text:span text:style-name="T12">10</text:span> баллов <text:span text:style-name="T12">Media Query + Flex Box order (п.3)</text:span>,</text:p>
      <text:p text:style-name="P2"><text:span text:style-name="T4">-</text:span>до <text:span text:style-name="T2">5</text:span> баллов за соблюдение стандартов кодирования HTML, <text:span text:style-name="T15">разделение содержимого и представления, семантическую верстку</text:span>,</text:p>
      <text:p text:style-name="P2"><text:soft-page-break/><text:span text:style-name="T4">-до 5 баллов за отсутствие Error при валидации HTML-разметки по https://validator.w3.org/</text:span>. </text:p>
      <text:p text:style-name="P1"/>
      <text:p text:style-name="P1"><text:span text:style-name="T4">Допускается не полное выполнение задания. </text:span>Не допускается просрочка выполнения задания <text:span text:style-name="T6">(</text:span>просроченное задание оценивается в 0 баллов<text:span text:style-name="T6">)</text:span>. </text:p>
      <text:p text:style-name="P1"/>
      <text:p text:style-name="Subtitle">МЕТОДИЧЕСКИЕ УКАЗАНИЯ </text:p>
      <text:p text:style-name="P1"/>
      <text:p text:style-name="P3">Ознакомьтесь <text:span text:style-name="T5">материалом по Flex Box и Media Query в разделе</text:span> «<text:span text:style-name="T5">WORLD WIDE WEB</text:span>» учебного пособия "Веб-разработка и веб-сервисы" и содержанием лекции №<text:span text:style-name="T13">3</text:span>.</text:p>
      <text:p text:style-name="P3"/>
      <text:p text:style-name="P6">Пример <text:span text:style-name="T14">применения Flex Box находится в файле flex-box</text:span>.html.</text:p>
      <text:p text:style-name="P6"/>
      <text:p text:style-name="P3">Пример <text:span text:style-name="T13">адаптивной Mobile First верстки с применением Flex Box Order находится в файле mobile-first-adaptive.html</text:span>.</text:p>
      <text:p text:style-name="P4"/>
      <text:p text:style-name="P3"><text:span text:style-name="T7">П</text:span>убликаци<text:span text:style-name="T7">ю</text:span> сайта в GitLab Pages <text:span text:style-name="T7">и валидацию</text:span> <text:span text:style-name="T7">провести аналогично задаче 1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01T14:19:13.840190209</dc:date>
    <meta:editing-duration>PT23H41M24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267" meta:character-count="1941" meta:non-whitespace-character-count="1691"/>
  </office:meta>
</office:document-meta>
</file>